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1.7313in" style:rel-column-width="16383*"/>
    </style:style>
    <style:style style:name="Table1.C" style:family="table-column">
      <style:table-column-properties style:column-width="1.7306in" style:rel-column-width="16377*"/>
    </style:style>
    <style:style style:name="Table1.D" style:family="table-column">
      <style:table-column-properties style:column-width="1.7319in" style:rel-column-width="16392*"/>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erformance" style:family="table">
      <style:table-properties style:width="6.925in" table:align="margins"/>
    </style:style>
    <style:style style:name="Performance.A" style:family="table-column">
      <style:table-column-properties style:column-width="3.8729in" style:rel-column-width="5577*"/>
    </style:style>
    <style:style style:name="Performance.B" style:family="table-column">
      <style:table-column-properties style:column-width="3.0521in" style:rel-column-width="4395*"/>
    </style:style>
    <style:style style:name="Performance.A1" style:family="table-cell">
      <style:table-cell-properties fo:padding="0.0382in" fo:border-left="0.05pt solid #000000" fo:border-right="none" fo:border-top="0.05pt solid #000000" fo:border-bottom="0.05pt solid #000000"/>
    </style:style>
    <style:style style:name="Performance.B1" style:family="table-cell">
      <style:table-cell-properties fo:padding="0.0382in" fo:border="0.05pt solid #000000"/>
    </style:style>
    <style:style style:name="Performance.A2" style:family="table-cell">
      <style:table-cell-properties fo:padding="0.0382in" fo:border-left="0.05pt solid #000000" fo:border-right="none" fo:border-top="none" fo:border-bottom="0.05pt solid #000000"/>
    </style:style>
    <style:style style:name="Performance.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5e5397" officeooo:paragraph-rsid="005e5397"/>
    </style:style>
    <style:style style:name="P2" style:family="paragraph" style:parent-style-name="Text_20_body">
      <style:text-properties officeooo:rsid="005e8f6f" officeooo:paragraph-rsid="005e8f6f"/>
    </style:style>
    <style:style style:name="P3" style:family="paragraph" style:parent-style-name="Text_20_body">
      <style:text-properties officeooo:rsid="0063b6e9" officeooo:paragraph-rsid="0063b6e9"/>
    </style:style>
    <style:style style:name="P4" style:family="paragraph" style:parent-style-name="Text_20_body">
      <style:text-properties officeooo:rsid="006c6dd8" officeooo:paragraph-rsid="006c6dd8"/>
    </style:style>
    <style:style style:name="P5" style:family="paragraph" style:parent-style-name="Text_20_body">
      <style:text-properties officeooo:paragraph-rsid="0072c84c"/>
    </style:style>
    <style:style style:name="P6" style:family="paragraph" style:parent-style-name="Table_20_Heading">
      <style:text-properties officeooo:rsid="005fc0c9" officeooo:paragraph-rsid="005fc0c9"/>
    </style:style>
    <style:style style:name="P7" style:family="paragraph" style:parent-style-name="Table_20_Contents">
      <style:text-properties officeooo:rsid="005fc0c9" officeooo:paragraph-rsid="005fc0c9"/>
    </style:style>
    <style:style style:name="P8" style:family="paragraph" style:parent-style-name="Table_20_Contents">
      <style:text-properties officeooo:rsid="00629dac" officeooo:paragraph-rsid="00629dac"/>
    </style:style>
    <style:style style:name="P9" style:family="paragraph" style:parent-style-name="Table_20_Contents">
      <style:text-properties officeooo:rsid="0063b6e9" officeooo:paragraph-rsid="0063b6e9"/>
    </style:style>
    <style:style style:name="P10" style:family="paragraph" style:parent-style-name="Table_20_Contents">
      <style:text-properties officeooo:rsid="0069fd70" officeooo:paragraph-rsid="0069fd70"/>
    </style:style>
    <style:style style:name="P11" style:family="paragraph" style:parent-style-name="Table_20_Contents">
      <style:text-properties officeooo:rsid="006b747f" officeooo:paragraph-rsid="006b747f"/>
    </style:style>
    <style:style style:name="P12" style:family="paragraph" style:parent-style-name="Text_20_body">
      <style:text-properties officeooo:rsid="005e5397" officeooo:paragraph-rsid="005e5397"/>
    </style:style>
    <style:style style:name="P13" style:family="paragraph" style:parent-style-name="Text_20_body">
      <style:text-properties officeooo:rsid="0078728c" officeooo:paragraph-rsid="0078728c"/>
    </style:style>
    <style:style style:name="P14" style:family="paragraph" style:parent-style-name="Text_20_body">
      <style:text-properties officeooo:rsid="006fac8c" officeooo:paragraph-rsid="007f88ea"/>
    </style:style>
    <style:style style:name="P15" style:family="paragraph" style:parent-style-name="Text_20_body">
      <style:text-properties officeooo:paragraph-rsid="007f88ea"/>
    </style:style>
    <style:style style:name="P16" style:family="paragraph" style:parent-style-name="Text_20_body">
      <style:text-properties officeooo:rsid="0084e2d1" officeooo:paragraph-rsid="0089483a"/>
    </style:style>
    <style:style style:name="P17" style:family="paragraph" style:parent-style-name="Text_20_body">
      <style:text-properties officeooo:rsid="0089483a" officeooo:paragraph-rsid="0089483a"/>
    </style:style>
    <style:style style:name="P18" style:family="paragraph" style:parent-style-name="Text_20_body">
      <style:text-properties officeooo:rsid="008ad813" officeooo:paragraph-rsid="008ad813"/>
    </style:style>
    <style:style style:name="P19" style:family="paragraph" style:parent-style-name="Table_20_Contents">
      <style:text-properties officeooo:rsid="007f88ea" officeooo:paragraph-rsid="007f88ea"/>
    </style:style>
    <style:style style:name="P20" style:family="paragraph" style:parent-style-name="Table_20_Contents">
      <style:text-properties officeooo:rsid="00816202" officeooo:paragraph-rsid="00816202"/>
    </style:style>
    <style:style style:name="T1" style:family="text">
      <style:text-properties officeooo:rsid="005e8f6f"/>
    </style:style>
    <style:style style:name="T2" style:family="text">
      <style:text-properties officeooo:rsid="005fc0c9"/>
    </style:style>
    <style:style style:name="T3" style:family="text">
      <style:text-properties officeooo:rsid="0063b6e9"/>
    </style:style>
    <style:style style:name="T4" style:family="text">
      <style:text-properties officeooo:rsid="0064e973"/>
    </style:style>
    <style:style style:name="T5" style:family="text">
      <style:text-properties officeooo:rsid="0065cf07"/>
    </style:style>
    <style:style style:name="T6" style:family="text">
      <style:text-properties officeooo:rsid="0069fd70"/>
    </style:style>
    <style:style style:name="T7" style:family="text">
      <style:text-properties officeooo:rsid="006c6dd8"/>
    </style:style>
    <style:style style:name="T8" style:family="text">
      <style:text-properties officeooo:rsid="0070a67b"/>
    </style:style>
    <style:style style:name="T9" style:family="text">
      <style:text-properties officeooo:rsid="0072c84c"/>
    </style:style>
    <style:style style:name="T10" style:family="text">
      <style:text-properties officeooo:rsid="007ae05c"/>
    </style:style>
    <style:style style:name="T11" style:family="text">
      <style:text-properties officeooo:rsid="007afd87"/>
    </style:style>
    <style:style style:name="T12" style:family="text">
      <style:text-properties officeooo:rsid="007edbfc"/>
    </style:style>
    <style:style style:name="T13" style:family="text">
      <style:text-properties officeooo:rsid="0083186a"/>
    </style:style>
    <style:style style:name="T14" style:family="text">
      <style:text-properties officeooo:rsid="0085be8a"/>
    </style:style>
    <style:style style:name="T15" style:family="text">
      <style:text-properties officeooo:rsid="0089483a"/>
    </style:style>
    <style:style style:name="T16" style:family="text">
      <style:text-properties officeooo:rsid="008d9c7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CAD: the Call Contents Automatic Differentiator</text:p>
      <text:p text:style-name="P1">Introduction</text:p>
      <text:p text:style-name="P1">In this paper, we describe CCAD, the Call Contents Automatic Differentiator, a naive system for extracting post-cut-through dialing digits while excluding post-cut-through content digits. <text:s/>The system runs with an expected accuracy of 99.4 percent and 98.3 percent in the worst case. <text:s/>Such a system is critical in differentiating so-called “envelope information” (which may legally be collected without a warrant) from “content information” (which may not). <text:s/>This paper describes the algorithm used. <text:s/>Though the specific algorithm is unique, it combines algorithms that have been well understood in an intuitive manner.</text:p>
      <text:p text:style-name="P1">We will first discuss the history and technology of the telephone. <text:s/>Then we will detail assumptions made about the audio input to the algorithm and the algorithm itself, followed by a description of test methodology. <text:s/>Next, we discuss the results and possible improvements to the algorithm, were it to be deployed in a real-world environment. <text:s/>Finally, we conclude with a summary of findings.</text:p>
      <text:p text:style-name="P1">Background</text:p>
      <text:p text:style-name="P1">In modern society, we often dial telephones but rarely think about what is required to connect a telephone call. <text:s/>This section explores this topic, as well as some telephonic and digital signals processing (DSP) history.</text:p>
      <text:p text:style-name="P1">To start at the highest level, the network used to connect one telecommunications user to another is the PSTN (Public Switched Telephone Network). <text:s/>The first deployment of what would eventually become the PTSN was Bell Telephone Company's, in 1878 [Gast 2001]. <text:s/>Dialing methods have evolved and adapted as the network has grown and as technology has advanced. <text:s/>Initially, operators were required to connect every call - manually plugging short lengths of cable to connect different “circuits” (essentially creating a point to point telephone line). <text:s/>Later, rotary dialing was introduced as a way to automate dialing and reduce the number of operators required. <text:s/>In 1960, the first paper on DTMF (Dual-Tone Multi-Frequency) dialing was published in the Bell System Technical Journal[Schenker 1960]. <text:s/>The first introduction of DTMF to the PTSN happened on November 18, 1963 [Fox 2013]. <text:s/>With minor variation, DTMF has remained the standard since. <text:s/>Today, the DTMF standards are detailed in the International Telephone Union's recommendations Q.22, Q.23 and Q.24. <text:s/>Recently, much of the phone system has been digitized, but the user-facing interface (DTMF) has remained the same.</text:p>
      <text:p text:style-name="P1">DTMF at its core is a set of eight tones (four high and four low)[ITU-T Q.23 1988]. <text:s/>Each pair of tones (one from the high set, one from the low set) conveys one of the signals 0 through 9, A through D, the star and the octothorp (“pound sign”). <text:s/>Though the signals A through D never made it into mainstream use, they remain in the standard[ITU-T Q.23 1988].</text:p>
      <text:p text:style-name="P1">DTMF decoding software has been around since the origin of Digital Signals Processing (DSP). <text:s/>The oldest freely-available paper on implementing DTMF detection in software we can locate is from 1989[Mock 1989]. <text:s/>However, we are confident this is not the first software implementation – if nothing <text:soft-page-break/>else, there would have been proprietary implementations. <text:s/>Paper[Chen 1996] after paper[Clarkson 2004] describing various implementations has followed, as have open-source implementations[Blue 1997][Zapata 2001][Digium 2002].</text:p>
      <text:p text:style-name="P1">The algorithm also performs Voice Activation Detection (VAD) – determining which parts of audio contain a person speaking and which contain noise. <text:s/>VAD is an area of ongoing research. <text:s/>However, this paper relies only on one of the many measures used in VAD<text:span text:style-name="T9">[Sahidullah 2012]</text:span> – energy detection. <text:s/>Energy detection simply calculates the average volume of section of speech and is the most obvious and most simple possible measure for whether or not there is speech in an audio stream. <text:s/>However, it performs extremely poorly if the environment is noisy.</text:p>
      <text:p text:style-name="P1">Assumptions</text:p>
      <text:p text:style-name="P1">This system makes several reasonable assumptions about the format of a call. <text:s/>First, it assumes that the call it is examining is a user calling an automated system. <text:s/>The canonical example for this software is an international calling service – the user calls in, the service requests subscriber information and the number to be called. <text:s/>Other examples of automated systems include the service lines of banks and other financial institutions. <text:s/>This assumption implies a “call-and-response” style interaction. <text:s/>That is, it assumes that after the call is connected to the initial recipient (callee), information is requested from the caller via a pre-recorded voice prompt (e.g. “Press 1 for English, Press 2 for Spanish...”, “Please enter your account number, followed by the pound sign”). <text:s/>The user then responds to this prompt by pressing a button or buttons on their telephone. <text:s/>This process then repeats until the automated service has collected the information it requires.</text:p>
      <text:p text:style-name="P1">This system assumes a very minimal PSTN system. <text:s/>It assumes that DTMF is transmitted via the same channel as the voice and would be audible to any person listening to the call. <text:s/>It also assumes that a single audio stream contains audio from both the caller and the callee. <text:s/>This renders the requirements so simple that this system would work with any relatively modern telephone system, and the technical requirements are met in parts of the US phone system back to <text:span text:style-name="T10">the first DTMF deployments</text:span> and are certainly met by all of the phone system today.</text:p>
      <text:p text:style-name="P1">Finally, this system expects that the input audio stream does not begin until after the call has been connected. <text:s/>That is, this assumes it does not receive the originally dialed ten-digit phone number.</text:p>
      <text:p text:style-name="P1">The Algorithm</text:p>
      <text:p text:style-name="P1">This system uses two-stage process to determine which portions of the audio stream constitute envelope information. <text:s/>Stage 1 is the extraction of a “signal stream” from the audio, containing all DTMF signals and all separators. <text:s/>Stage 2 examines the signal stream using simple heuristic filters to determine what actually is envelope information. <text:s/>The final output of this methodology is any envelope information that was embedded in the audio stream.</text:p>
      <text:p text:style-name="P1">Stage 1 of the method extracts DTMF information and timing information from the audio stream. <text:s/>Timing information is the length of any silences or voice in the audio, and is used to separate DTMF <text:soft-page-break/>digits into meaningful groups. <text:s/>By default, this implementation considers voice longer than one second or silence longer than ten seconds to constitute a separator between digit groups. <text:s/>In order to do this, we must first differentiate between audio that contains DTMF signals and that which does not. <text:s/>Then, for audio which does not contain DTMF tones, we must discern between voice audio and silence audio.</text:p>
      <text:p text:style-name="P1">Extraction of the DTMF signals is a well understood problem. <text:s/>Technical documentation is available going back to the 1980s[Mock 1989] describing (or containing) programs for doing so. <text:s/>The most popular (and simplest to implement) method is the Goertzel Algorithm[Goertzel 1958], which can be used to determine if a specific frequency band is present. <text:s/>Hobbyists have implemented DTMF signal recognition as early as 1997[Blue 1997] and it is used in leading open-source software[Digium 2002]. <text:s/></text:p>
      <text:p text:style-name="P1">The Goertzel Algorithm is applied to the 8 DTMF frequencies individually. <text:s/>For each frequency, the output of the Goertzel Algorithm (a unitless magnitude) is compared to a pre-set threshold. <text:s/>If the output is greater than the threshold, the corresponding DTMF frequency might be present. <text:s/>Next, for every bin which was greater than the threshold, the first harmonic (frequency twice the original) is checked. <text:s/>DTMF tones are mechanically generated and will not have any output at the first harmonic. <text:s/>In contrast, voice or non-mechanical sounds will have a first harmonic. <text:s/>Therefore, if a first harmonic is detected, the DTMF frequency detection is a false positive and is ignored.</text:p>
      <text:p text:style-name="P1">Next, the set of DTMF frequencies detected is examined to make sure that exactly two are present – one from the high set, one from the low. <text:s/>If more than one tone from a set is present, or a set has no tones present, the detection is a false positive and is ignored. <text:s/>If the frequency set passes this test, it is a potential DTMF signal.</text:p>
      <text:p text:style-name="P1">Finally, the length of time the DTMF signal has been present is measured. <text:s/>ITU-T Q.23 requires DTMF signals be present for a minimum of 40milliseconds to be valid, so any shorter signals are ignored. <text:s/>Any potential signal which passes this test is a valid signal and is added to the signal stream.</text:p>
      <text:p text:style-name="P1">If a section of audio does not contain DTMF tones, we must then determine if it is silence or voice content. <text:s/>In order to do this, the most naive possible algorithm is used. <text:s/>We simply measure the volume of the section of audio. <text:s/>If it is above a certain volume, it is voice. <text:s/>If below, silence/noise. <text:s/>The length of each voice and noise <text:span text:style-name="T11">section </text:span>is tracked. <text:s/>If a section of audio contains voice, it is also counted towards the silence length. <text:s/>These lengths are both reset when DTMF signals are detected and the length of voice is reset when silence is detected. <text:s/>If at any point the tracked length of voice goes over one second or the tracked length of silence exceeds ten seconds, a “silence signal” is added to the signal buffer to act as a separator between sequences of DTMF <text:span text:style-name="T11">signals</text:span>.</text:p>
      <text:p text:style-name="P1">In stage two of the algorithm, the DTMF <text:span text:style-name="T11">signal </text:span>buffer is broken into segments. <text:s/>A segment is any series of signals between silence signals. <text:s/>Each segment is then examined for validity as a possible phone number using simple pattern matching. <text:s/>For example, if a sequence of DTMF signals is 10 signals long (or 11 with an octothorp as the final signal) and consists only of zero through nine, it could be a valid US telephone number and is marked as such. <text:s/>On the contrary, a 16-signal DTMF sequence consisting <text:soft-page-break/>of zero through nine (optionally with the 17th signal as an octothorp), it is not a valid telephone number – more likely a credit card number – and is ignored. <text:s/>As a further example, if a sequence contains A through D, star or an octothorp (with the exception that it may end in an octothorp), it is not a valid telephone number and is ignored.</text:p>
      <text:p text:style-name="P1">The implementation accompanying this paper is written to discover domestic (US+Canada) calls only, following the North American Numbering Plan format[NANPA], though it could easily be expanded to include the full range of international numbers defined by the ITU [ITU-T E.164 2011].</text:p>
      <text:p text:style-name="P1">Test methodology</text:p>
      <text:p text:style-name="P1"><text:span text:style-name="T16">CCAD</text:span> was tested using a modified set of audio from ITU-T recommendation P.23's supplemental audio database. <text:s/>The “original” (*.SRC) voice files from this database were preprocessed by removing any sections longer than 0.1 second with a volume less than -40dBFS – in short, by removing any silence – followed by adjusting the volume such that the maximum peak amplitude was 0 dBFS – as loud as possible without losing any content. <text:s/>Only the white noise file from the same database was used to provide noise, and was not modified. <text:s/>The modification of voice files was performed to compensate for the naive VAD algorithm.</text:p>
      <text:p text:style-name="P1">Tests were performed in two stages. <text:s/>First, a set of semi-random audio streams was generated. <text:s/>Second, a set of more restricted format audio streams was generated. <text:s/>Each set consisted of 1 million audio streams. <text:s/>For each generated audio stream, the signal stream (DTMF signals and separators based on voice time and silence time) corresponding to the generated audio was saved. <text:s/>The audio stream was run through the detection algorithm implementation and the results compared to the expected results.</text:p>
      <text:p text:style-name="P1">The first set of audio streams consist of randomized sequences of DTMF signals, voice samples and noise samples. <text:s/>No ordering between types of audio was imposed. <text:s/>Voice and noise sections had a minimum length of zero and no maximum while DTMF signals were generated in lengths of 1-16, with no restrictions on signal usage or sequence. <text:s/>This set of input streams was used as a stress test of the DTMF detection and VAD algorithms, determining their accuracy in the worst case. <text:s/><text:span text:style-name="T1">Only the stage 1 output was examined to determine success.</text:span></text:p>
      <text:p text:style-name="P1">The second set of audio streams was intended to represent more typical inputs. <text:s/>This generated input sequences where a DTMF section was always followed by a voice or silence section exceeding the threshold for separation. <text:s/>This more closely models the call-and-response format assumed by the algorithm under test. <text:s/><text:span text:style-name="T1">Only the stage 2 output was examined to determine success.</text:span></text:p>
      <text:p text:style-name="P1">In each of these sets of inputs, voice and silence very close (within 100 milliseconds) to their respective time thresholds were shortened or lengthened to be 100 milliseconds to either side of the threshold. <text:s/>This was done to prevent incorrect input files (such as voice input files that contained short silences) from corrupting the test by creating audio sequences which did not match the expected signal sequence.</text:p>
      <text:p text:style-name="P14">Performance <text:span text:style-name="T8">measurements were gathered on the same machine used to run the million-stream tests. <text:s/>This machine is an Amazon AWS m4.16xlarge machine (64 CPUs, 256 GiB of memory) with an </text:span><text:soft-page-break/><text:span text:style-name="T8">attached 2TiB 20,000 IOPS disk.</text:span></text:p>
      <text:p text:style-name="P1">Results</text:p>
      <text:p text:style-name="P2">Overall, <text:span text:style-name="T16">CCAD</text:span> showed an excellent success rate, especially for such a naïve implementation. <text:s/>The type 1 tests (stress tests) showed a success rate of 98.3 percent, while the type 2 (expected conditions) tests showed a 99.4 percent success rate.</text:p>
      <text:p text:style-name="P2">In order to better understand other possible improvements, we conducted an examination of the causes of failure for the first 100 failures in each test type. <text:s/>Failures were categorized as one or more of <text:span text:style-name="T6">the algorithm having</text:span>: missed <text:span text:style-name="T6">a</text:span> DTMF signal, missed <text:span text:style-name="T6">a</text:span> separator signal, <text:span text:style-name="T6">added an </text:span>extra DTMF signal, <text:span text:style-name="T6">or added an </text:span>extra separator. <text:s/>A<text:span text:style-name="T6">dditionally, failures were marked as either benign or not.</text:span> <text:s/><text:span text:style-name="T6">A </text:span>benign failure is only applicable to type 1 tests and represents a failure where the generated signal stream was different, but in which the final output (i.e detected envelope data) would not be different. <text:s/><text:span text:style-name="T2">This category only captures extra or missing separator signals adjacent to other separator signals or adjacent to the start or end of the stream.</text:span></text:p>
      <table:table table:name="Table1" table:style-name="Table1">
        <table:table-column table:style-name="Table1.A" table:number-columns-repeated="2"/>
        <table:table-column table:style-name="Table1.C"/>
        <table:table-column table:style-name="Table1.D"/>
        <table:table-header-rows>
          <table:table-row>
            <table:table-cell table:style-name="Table1.A1" office:value-type="string">
              <text:p text:style-name="Table_20_Heading"/>
            </table:table-cell>
            <table:table-cell table:style-name="Table1.A1" office:value-type="string">
              <text:p text:style-name="P6">Type 1</text:p>
            </table:table-cell>
            <table:table-cell table:style-name="Table1.A1" office:value-type="string">
              <text:p text:style-name="P6">Type 1 Benign</text:p>
            </table:table-cell>
            <table:table-cell table:style-name="Table1.D1" office:value-type="string">
              <text:p text:style-name="P6">Type 2</text:p>
            </table:table-cell>
          </table:table-row>
        </table:table-header-rows>
        <table:table-row>
          <table:table-cell table:style-name="Table1.A2" office:value-type="string">
            <text:p text:style-name="P7">Missed DTMF</text:p>
          </table:table-cell>
          <table:table-cell table:style-name="Table1.A2" office:value-type="string">
            <text:p text:style-name="P9">0</text:p>
          </table:table-cell>
          <table:table-cell table:style-name="Table1.A2" office:value-type="string">
            <text:p text:style-name="Table_20_Contents">-</text:p>
          </table:table-cell>
          <table:table-cell table:style-name="Table1.D2" office:value-type="string">
            <text:p text:style-name="P11">0</text:p>
          </table:table-cell>
        </table:table-row>
        <table:table-row>
          <table:table-cell table:style-name="Table1.A2" office:value-type="string">
            <text:p text:style-name="P7">Missed Separator</text:p>
          </table:table-cell>
          <table:table-cell table:style-name="Table1.A2" office:value-type="string">
            <text:p text:style-name="P8">2<text:span text:style-name="T3">4 (24.3%)</text:span></text:p>
          </table:table-cell>
          <table:table-cell table:style-name="Table1.A2" office:value-type="string">
            <text:p text:style-name="P8">2<text:span text:style-name="T3">3 (22.8%)</text:span></text:p>
          </table:table-cell>
          <table:table-cell table:style-name="Table1.D2" office:value-type="string">
            <text:p text:style-name="P10">100</text:p>
          </table:table-cell>
        </table:table-row>
        <table:table-row>
          <table:table-cell table:style-name="Table1.A2" office:value-type="string">
            <text:p text:style-name="P7">Extra DTMF</text:p>
          </table:table-cell>
          <table:table-cell table:style-name="Table1.A2" office:value-type="string">
            <text:p text:style-name="P9">0</text:p>
          </table:table-cell>
          <table:table-cell table:style-name="Table1.A2" office:value-type="string">
            <text:p text:style-name="Table_20_Contents">-</text:p>
          </table:table-cell>
          <table:table-cell table:style-name="Table1.D2" office:value-type="string">
            <text:p text:style-name="P11">0</text:p>
          </table:table-cell>
        </table:table-row>
        <table:table-row>
          <table:table-cell table:style-name="Table1.A2" office:value-type="string">
            <text:p text:style-name="P7">Extra Separator</text:p>
          </table:table-cell>
          <table:table-cell table:style-name="Table1.A2" office:value-type="string">
            <text:p text:style-name="P9">40 (39.6%)</text:p>
          </table:table-cell>
          <table:table-cell table:style-name="Table1.A2" office:value-type="string">
            <text:p text:style-name="P8">1<text:span text:style-name="T3">4 (13.9%)</text:span></text:p>
          </table:table-cell>
          <table:table-cell table:style-name="Table1.D2" office:value-type="string">
            <text:p text:style-name="P11">0</text:p>
          </table:table-cell>
        </table:table-row>
      </table:table>
      <text:p text:style-name="P3">This failure analysis leads to several interesting results. <text:s/>First, about 37 <text:span text:style-name="T5">percent</text:span> of the examined <text:span text:style-name="T6">type 1 </text:span>failures were benign. <text:s/>Each observed benign failure was at the start or the end of the signal stream. <text:s/>Therefore, these are most likely due to difference in initial or final conditions between the test generator and the implementation than any actual error. <text:s/>If the ratios of failures held for the larger data set and the benign failures were corrected, the type 1 tests would have an accuracy of 98.9 percent – much more in line with the accuracy of the type 2 tests. <text:s/><text:span text:style-name="T6">Second, all of the type 2 failures were due to missing separators.</text:span></text:p>
      <text:p text:style-name="P4">Finally, it is worth noting that all the failures are due to VAD issues. <text:s/>This indicates that the DTMF detection and the algorithm for identifying valid phone numbers is extremely robust and reliable.</text:p>
      <text:p text:style-name="P15"><text:span text:style-name="T7">It is also worth examining the runtime of these tests to determine what real-world resource usage would be.</text:span></text:p>
      <table:table table:name="Performance" table:style-name="Performance">
        <table:table-column table:style-name="Performance.A"/>
        <table:table-column table:style-name="Performance.B"/>
        <table:table-row>
          <table:table-cell table:style-name="Performance.A1" office:value-type="string">
            <text:p text:style-name="Table_20_Contents"/>
          </table:table-cell>
          <table:table-cell table:style-name="Performance.B1" office:value-type="string">
            <text:p text:style-name="P19">AWS m4.16xlarge</text:p>
          </table:table-cell>
        </table:table-row>
        <table:table-row>
          <table:table-cell table:style-name="Performance.A2" office:value-type="string">
            <text:p text:style-name="P20">Cores</text:p>
          </table:table-cell>
          <table:table-cell table:style-name="Performance.B2" office:value-type="string">
            <text:p text:style-name="P20">64</text:p>
          </table:table-cell>
        </table:table-row>
        <table:table-row>
          <table:table-cell table:style-name="Performance.A2" office:value-type="string">
            <text:p text:style-name="P20">Memory (GiB)</text:p>
          </table:table-cell>
          <table:table-cell table:style-name="Performance.B2" office:value-type="string">
            <text:p text:style-name="P20">256</text:p>
          </table:table-cell>
        </table:table-row>
        <table:table-row>
          <table:table-cell table:style-name="Performance.A2" office:value-type="string">
            <text:p text:style-name="P20">Test size (total type 1&amp;2 streams)</text:p>
          </table:table-cell>
          <table:table-cell table:style-name="Performance.B2" office:value-type="string">
            <text:p text:style-name="P20">2,000,000</text:p>
          </table:table-cell>
        </table:table-row>
        <table:table-row>
          <table:table-cell table:style-name="Performance.A2" office:value-type="string">
            <text:p text:style-name="P20">Test size (total seconds of audio)</text:p>
          </table:table-cell>
          <table:table-cell table:style-name="Performance.B2" office:value-type="string">
            <text:p text:style-name="P20">245522198.508</text:p>
          </table:table-cell>
        </table:table-row>
        <text:soft-page-break/>
        <table:table-row>
          <table:table-cell table:style-name="Performance.A2" office:value-type="string">
            <text:p text:style-name="P20">Test size (audio, scaled)</text:p>
          </table:table-cell>
          <table:table-cell table:style-name="Performance.B2" office:value-type="string">
            <text:p text:style-name="P20">466y, <text:span text:style-name="T13">295d, 0:38:30</text:span></text:p>
          </table:table-cell>
        </table:table-row>
        <table:table-row>
          <table:table-cell table:style-name="Performance.A2" office:value-type="string">
            <text:p text:style-name="P20">Seconds of audio per core</text:p>
          </table:table-cell>
          <table:table-cell table:style-name="Performance.B2" office:value-type="string">
            <text:p text:style-name="P20">3836284.3516875</text:p>
          </table:table-cell>
        </table:table-row>
        <table:table-row>
          <table:table-cell table:style-name="Performance.A2" office:value-type="string">
            <text:p text:style-name="P20">Test runtime (total seconds)</text:p>
          </table:table-cell>
          <table:table-cell table:style-name="Performance.B2" office:value-type="string">
            <text:p text:style-name="P20">6586.342102</text:p>
          </table:table-cell>
        </table:table-row>
        <table:table-row>
          <table:table-cell table:style-name="Performance.A2" office:value-type="string">
            <text:p text:style-name="P20">Seconds of audio processed per second per core</text:p>
          </table:table-cell>
          <table:table-cell table:style-name="Performance.B2" office:value-type="string">
            <text:p text:style-name="P20">582.4605361028</text:p>
          </table:table-cell>
        </table:table-row>
        <table:table-row>
          <table:table-cell table:style-name="Performance.A2" office:value-type="string">
            <text:p text:style-name="P20">Minutes of audio processed per second per core</text:p>
          </table:table-cell>
          <table:table-cell table:style-name="Performance.B2" office:value-type="string">
            <text:p text:style-name="P20">9.7076756017</text:p>
          </table:table-cell>
        </table:table-row>
      </table:table>
      <text:p text:style-name="P15"/>
      <text:p text:style-name="P16">The average call is about two minutes long<text:span text:style-name="T15">[Orlowski 2103] and the average person makes 5 phone calls per day[Lenhart 2010]</text:span>. <text:s/>Let's say we wanted to monitor <text:span text:style-name="T15">half a</text:span> <text:span text:style-name="T15">million people in the US </text:span>– an <text:span text:style-name="T14">absurdly</text:span> large percentage to suspect of foreign intelligence or terrorist connections. <text:s/>Assuming no calls between citizens on the watch list, this would mean processing <text:span text:style-name="T15">300,000,000</text:span> seconds of audio per day. <text:s/>This requires about <text:span text:style-name="T15">5</text:span>20,000 processors – <text:span text:style-name="T14">just over 8,000 Amazon-equivalent systems. <text:s/>While this is a large number of systems, it is by no means unheard of within supercomputing. <text:s/>Further, many of the typical supercomputing problems (power, cooling) can be sidestepped by distributing these systems throughout the country in local exchanges (coincidentally placing them as close to the person being monitored as possible). <text:s/>Data transmission and aggregation would be negligible, given that this system reduces large audio streams (kilobytes each) to very small strings of text (bytes each).</text:span></text:p>
      <text:p text:style-name="P17">In short, monitoring a significant portion of calls made within the US is practicable with the implementation of CCAD accompanying this paper – and would become more practicable with an optimized implementation.</text:p>
      <text:p text:style-name="P1">Future Work and Possible Improvements</text:p>
      <text:p text:style-name="P1">The list of possible improvements to <text:span text:style-name="T16">CCAD</text:span> is significant. <text:s/>This algorithm is an incredibly naive method for performing this test.</text:p>
      <text:p text:style-name="P1">Stage one (signal stream detection) can be massively improved by using more advanced algorithms. <text:s/>This implementation used a simplified Goertzel algorithm simply because it was expedient and easy to find reference material on.</text:p>
      <text:p text:style-name="P1">In this case, the Goertzel algorithm is not terribly efficient. <text:s/>The Goertzel Algorithm is useful for checking the presence of a single frequency or a small set. <text:s/>However, the algorithm outlined in this paper tests enough frequencies that it is possible that another algorithm from the same family (DFTs – Discrete Fourier Transforms) may be more efficient.</text:p>
      <text:p text:style-name="P1">Additionally, the use of the Goertzel algorithm lead to a “windowing” problem. <text:s/>Because the Goertzel algorithm works on finite, non-overalpping sections of audio, the granularity used for timing is extremely coarse – about 10 milliseconds. <text:s/>For the typical DTMF decoder, which is concerned only with determining if and when there are signals present, this is sufficient. <text:s/>For more advanced versions of this algorithm (which need extremely precise timing information, see later in this section) this granularity is so large as to be unusable. <text:s/>Instead, one could substitute an algorithm from the same <text:soft-page-break/>family which is either non-windowed or uses a sliding window instead.</text:p>
      <text:p text:style-name="P13">Any of the algorithms used for audio processing could easily be adapted to run efficiently on GPUs, allowing thousands of streams to be processed simultaneously and extremely efficiently.</text:p>
      <text:p text:style-name="P1">Second, the VAD used in this algorithm is incredibly useless outside controlled settings. <text:s/>Instead, a more complete VAD algorithm could be implemented. <text:s/>VAD is an active field of research within DSP (Digital Signals Processing) as it is extremely useful to any application where a speaker may be silent much of the time. <text:s/>Significant research has been devoted to creating and refining various VAD algorithms.</text:p>
      <text:p text:style-name="P1">Alternatively, many modern telephone networks have converted to digital transmission of audio. <text:s/>Network providers are able to significantly reduce the infrastructure required by only transmitting when a person is speaking – so they already perform VAD. <text:s/>This is why, for example, when talking on a phone you may only be able to hear some types of background noise when a person is speaking. <text:s/>With the cooperation of a digital network provider, input audio could come “pre-classified” as either silence or non-silence.</text:p>
      <text:p text:style-name="P1">Stage two can be improved using various methods to infer intent, rather than simply detecting <text:span text:style-name="T12">segments</text:span> that <text:span text:style-name="T12">match the pattern of a</text:span> phone number. <text:s/>The first and most obvious method is to build a database of known phone numbers. <text:s/>This would store both numbers known not to have envelope information sent via DTMF tones (e.g.: banks, credit card companies) and those known to have envelope information sent after the initial call is connected (e.g.: international dialing services). <text:s/>Merely through these two categorizations, the great majority of potential envelope information can be properly categorized.</text:p>
      <text:p text:style-name="P1">A second potential improvement is to use the time between tones to guess intent. <text:s/>For example, US phone numbers are written in groups of 3-3-4 (eg 555-867-5309). <text:s/>People tend to dial numbers in the same format they're written, with longer pauses between groups of digits. <text:s/>This may be because they're reading them and it is simpler to remember a small part of the number, or because they dial one portion then and then look for the next part or because they've memorized the number in this format. <text:s/>Other numbers of similar lengths will be broken up differently (e.g credit cards – four groups of four), so the pauses between groups of digits will be placed differently.</text:p>
      <text:p text:style-name="P1">A third possible improvement is to use voice recognition software to look for keywords or perform language processing to determine if the user is being asked for envelope information.</text:p>
      <text:p text:style-name="P1">All of these methods could be combined. <text:s/>When an audio stream first starts, the algorithm would check if the callee's 10-digit number is a known number stored in the database. <text:s/>Based on this information, it can either ignore the call (if the call will never contain envelope information), or continue listening (if the number is not listed or is known to contain envelope information). <text:s/>If it continues listening, it would then begin transcribing any voice into text and examining it for phrases like “please enter the number you wish to dial”. <text:s/>Concurrently, it would gather precise timing information on the entry of DTMF signals. <text:s/>The presence of keywords and the timing information would be used to weigh whether or not <text:soft-page-break/>a particular signal sequence likely represents a phone number or not.</text:p>
      <text:p text:style-name="P1"/>
      <text:p text:style-name="P1">Conclusion</text:p>
      <text:p text:style-name="P1">In this paper we have described <text:span text:style-name="T12">CCAD, </text:span>an exceedingly simple and naïve algorithm for separating dialed phone numbers, which are routing information, from other data transmitted via the same signaling mechanism (DTMF). <text:s/>We've shown that even such a simple algorithm has a worst-case accuracy of <text:span text:style-name="T4">98.3</text:span> percent <text:span text:style-name="T4">(or 98.9 percent when correcting for certain failures)</text:span> and an expected accuracy of <text:span text:style-name="T4">99.4</text:span> percent. <text:s/>Finally, we have discussed how this system could be improved for real-world use.</text:p>
      <text:p text:style-name="P1">Sources</text:p>
      <text:p text:style-name="P1">BLUE, MR. 1997. DTMF Encoding and Decoding In C. <text:s/>Phrack Magazine, 7(50). <text:s/>http://phrack.org/issues/50/13.html</text:p>
      <text:p text:style-name="P1">CHEN, CHIOUGUEY J. 1996. Modified Goertzel Algorithm in DTMF Detection Using the TMS320C80. http://www.ti.com/lit/an/spra066/spra066.pdf</text:p>
      <text:p text:style-name="P1">CLARKSON, KYLE AND JONES, DOUGLAS L. 2004. Goertzel's Algorithm. http://cnx.org/contents/kw4ccwOo@5/Goertzels-Algorithm</text:p>
      <text:p text:style-name="P1">DIGIUM. 2002. dsp.c. http://doxygen.asterisk.org/asterisk1.0/dsp_8c-source.html</text:p>
      <text:p text:style-name="P1">FOX, MARGALIT. 8 February, 2013. John E. Karlin, Who Lead the Way to All-Digit Dialing, Dies at 94. <text:s/>New York Times.</text:p>
      <text:p text:style-name="P1">GAST, MATTHEW S. 2001. T1: A Survival Guide. O'Reilly, Cambridge, MA.</text:p>
      <text:p text:style-name="P1">GOERTZEL, G. 1958. An Algorithm for the Evaluation of Finite Trigonometric Series. The American Mathematical Monthly, 65(1), 34-35. http://www.jstor.org/stable/2310304</text:p>
      <text:p text:style-name="P1">ITU-T Recommendation E.164. 2011. The International Public Telecommunications Numbering Plan. http://www.itu.int/rec/T-REC-E.164/en</text:p>
      <text:p text:style-name="P1">ITU-T Recommendation Q.22. 1988. Frequencies to be used for in-band signaling. http://www.itu.int/rec/T-REC-Q.22/en</text:p>
      <text:p text:style-name="P1">ITU-T Recommendation Q.23. 1988. Technical Features of Pushbutton Telephone Sets. http://www.itu.int/rec/T-REC-Q.23/en</text:p>
      <text:p text:style-name="P1">ITU-T Recommendation Q.24. 1988. Multifrequency push-button signal reception. <text:s/><text:a xlink:type="simple" xlink:href="http://www.itu.int/rec/T-REC-Q.24/en" text:style-name="Internet_20_link" text:visited-style-name="Visited_20_Internet_20_Link">http://www.itu.int/rec/T-REC-Q.24/en</text:a></text:p>
      <text:p text:style-name="P18">LENHART, AMANDA. 2 September, 2010. Cell Phones and American adults. http://www.pewinternet.org/2010/09/02/cell-phones-and-american-adults/</text:p>
      <text:p text:style-name="P1"><text:soft-page-break/>MOCK, PAT. 1989. <text:s/>Add DTMF Generation and Decoding to DSP-mP Designs. http://www.ti.com/lit/an/spra168/spra168.pdf</text:p>
      <text:p text:style-name="P1">NORTH AMERICAN NUMBERING PLAN ASSOCIATION. (N.D.). NANPA: Numbering Resources – NPA (Area) Codes. <text:s/><text:a xlink:type="simple" xlink:href="https://www.nationalnanpa.com/area_codes/index.html" text:style-name="Internet_20_link" text:visited-style-name="Visited_20_Internet_20_Link">https://www.nationalnanpa.com/area_codes/index.html</text:a></text:p>
      <text:p text:style-name="P17">ORLOWSKI, ANDREW. 30 January 2013. “The Death of Voice: <text:s/>Mobile phone calls now 50 per cent shorter”. The Register. http://www.theregister.co.uk/2013/01/30/mobile_phone_calls_shorter/</text:p>
      <text:p text:style-name="P5"><text:span text:style-name="T9">SAHIDULLAH, MD AND SAHA, GOUTAM. </text:span>Comparison of Speech Activity Detection Techniques for Speaker Recognition. <text:span text:style-name="T9">https://arxiv.org/pdf/1210.0297.pdf</text:span></text:p>
      <text:p text:style-name="P1">SCHENKER, L. 1960. Pushbutton Calling with a Two-Group Voice-Frequency Code. The Bell System technical Journal, 39(1).</text:p>
      <text:p text:style-name="P1">ZAPATA COMPUTER TELEPHONY TECHNOLOGY. 2001. goertzel.c. https://sourcecodebrowser.com/zapata/1.0.1/goertzel_8c_source.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by-position="false" text:sort-algorithm="alphanumeric" fo:language="en" fo:country="US">
      <text:sort-key text:key="author" text:sort-ascending="true"/>
    </text:bibliography-configuratio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Presser</meta:initial-creator>
    <meta:creation-date>2016-10-30T17:11:02.580295023</meta:creation-date>
    <dc:date>2016-11-19T02:01:37.946421111</dc:date>
    <dc:creator>Steven Presser</dc:creator>
    <meta:editing-duration>P1DT2H54M9S</meta:editing-duration>
    <meta:editing-cycles>39</meta:editing-cycles>
    <meta:generator>LibreOffice/4.3.3.2$Linux_X86_64 LibreOffice_project/430m0$Build-2</meta:generator>
    <meta:document-statistic meta:table-count="2" meta:image-count="0" meta:object-count="0" meta:page-count="9" meta:paragraph-count="110" meta:word-count="3768" meta:character-count="24289" meta:non-whitespace-character-count="20471"/>
  </office:meta>
</office:document-meta>
</file>